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132"/>
    <style:style style:name="ce3" style:family="table-cell" style:parent-style-name="Default" style:data-style-name="N2"/>
    <style:style style:name="ce4" style:family="table-cell" style:parent-style-name="Default" style:data-style-name="N138"/>
    <style:style style:name="ce5" style:family="table-cell" style:parent-style-name="Default" style:data-style-name="N135"/>
    <style:style style:name="ce6" style:family="table-cell" style:parent-style-name="Default" style:data-style-name="N1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mension</text:p>
          </table:table-cell>
          <table:table-cell table:style-name="Default" office:value-type="string" calcext:value-type="string">
            <text:p>Quantity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W [mil]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office:value-type="string" calcext:value-type="string">
            <text:p>Trace width chosen based on compatibility with component footprints and spacing</text:p>
          </table:table-cell>
        </table:table-row>
        <table:table-row table:style-name="ro1">
          <table:table-cell office:value-type="string" calcext:value-type="string">
            <text:p>h [mil]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string" calcext:value-type="string">
            <text:p>Substrate height chosen to result in 50 ohm characteristic impedance given the trace width above</text:p>
          </table:table-cell>
        </table:table-row>
        <table:table-row table:style-name="ro1">
          <table:table-cell office:value-type="string" calcext:value-type="string">
            <text:p>W [m]</text:p>
          </table:table-cell>
          <table:table-cell table:style-name="ce2" table:formula="of:=[.B2]*0.0000254" office:value-type="float" office:value="0.001016" calcext:value-type="float">
            <text:p>0.001016</text:p>
          </table:table-cell>
          <table:table-cell/>
          <table:table-cell office:value-type="string" calcext:value-type="string">
            <text:p>40 mil trace → [m]</text:p>
          </table:table-cell>
        </table:table-row>
        <table:table-row table:style-name="ro1">
          <table:table-cell office:value-type="string" calcext:value-type="string">
            <text:p>h [m]</text:p>
          </table:table-cell>
          <table:table-cell table:style-name="ce2" table:formula="of:=[.B3]*0.0000254" office:value-type="float" office:value="0.000508" calcext:value-type="float">
            <text:p>0.000508</text:p>
          </table:table-cell>
          <table:table-cell/>
          <table:table-cell office:value-type="string" calcext:value-type="string">
            <text:p>62 mil / 3 ~ 20 mil → [m]</text:p>
          </table:table-cell>
        </table:table-row>
        <table:table-row table:style-name="ro1">
          <table:table-cell office:value-type="string" calcext:value-type="string">
            <text:p>W/h []</text:p>
          </table:table-cell>
          <table:table-cell table:formula="of:=[.B4]/[.B5]" office:value-type="float" office:value="2" calcext:value-type="float">
            <text:p>2.00</text:p>
          </table:table-cell>
          <table:table-cell/>
          <table:table-cell office:value-type="string" calcext:value-type="string">
            <text:p>W/h &gt;= 1 must be true for eqs. 2.5.5 and 2.5.7 below to be valid</text:p>
          </table:table-cell>
        </table:table-row>
        <table:table-row table:style-name="ro1">
          <table:table-cell office:value-type="string" calcext:value-type="string">
            <text:p>er []</text:p>
          </table:table-cell>
          <table:table-cell table:style-name="Default" office:value-type="float" office:value="4.45" calcext:value-type="float">
            <text:p>4.45</text:p>
          </table:table-cell>
          <table:table-cell/>
          <table:table-cell office:value-type="string" calcext:value-type="string">
            <text:p>Dielectric constant of FR4</text:p>
          </table:table-cell>
        </table:table-row>
        <table:table-row table:style-name="ro1">
          <table:table-cell office:value-type="string" calcext:value-type="string">
            <text:p>eff []</text:p>
          </table:table-cell>
          <table:table-cell table:formula="of:=([.B7]+1)/2+([.B7]-1)/2*(1+12*[.B5]/[.B4])^(-1/2)" office:value-type="float" office:value="3.37698871594092" calcext:value-type="float">
            <text:p>3.38</text:p>
          </table:table-cell>
          <table:table-cell/>
          <table:table-cell office:value-type="string" calcext:value-type="string">
            <text:p>Effective dielectric constant of FR4 with air above for microstrip transmission lines based on W, h, and er above (Gonzalez p.144 eq. 2.5.7)</text:p>
          </table:table-cell>
        </table:table-row>
        <table:table-row table:style-name="ro1">
          <table:table-cell office:value-type="string" calcext:value-type="string">
            <text:p>Z0 [<text:span text:style-name="T1">Ω]</text:span></text:p>
          </table:table-cell>
          <table:table-cell table:formula="of:=(120*PI()/[.B8]^(1/2))/([.B4]/[.B5]+1.393+0.667*LN([.B4]/[.B5]+1.444))" office:value-type="float" office:value="48.638118742134" calcext:value-type="float">
            <text:p>48.64</text:p>
          </table:table-cell>
          <table:table-cell/>
          <table:table-cell office:value-type="string" calcext:value-type="string">
            <text:p>Microstrip transmission line impedance based on W, h, and er above (Gonzalez p.144 eq. 2.5.6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0 [Hz]</text:p>
          </table:table-cell>
          <table:table-cell table:style-name="ce4" office:value-type="float" office:value="500000000" calcext:value-type="float">
            <text:p>500E+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0 [m]</text:p>
          </table:table-cell>
          <table:table-cell table:style-name="ce5" table:formula="of:=300000000/[.B11]" office:value-type="float" office:value="0.6" calcext:value-type="float">
            <text:p>0.6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]</text:p>
          </table:table-cell>
          <table:table-cell table:style-name="ce5" table:formula="of:=[.B12]/[.B7]^(1/2)*([.B7]/(1+0.63*([.B7]-1)*([.B4]/[.B5])^0.1255))^(1/2)" office:value-type="float" office:value="0.326790398192059" calcext:value-type="float">
            <text:p>0.3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λ [mm]</text:p>
          </table:table-cell>
          <table:table-cell table:style-name="ce6" table:formula="of:=[.B13]*1000" office:value-type="float" office:value="326.790398192059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mm/deg]</text:p>
          </table:table-cell>
          <table:table-cell table:style-name="ce5" table:formula="of:=[.B14]/360" office:value-type="float" office:value="0.907751106089054" calcext:value-type="float">
            <text:p>0.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deg [mm]</text:p>
          </table:table-cell>
          <table:table-cell table:formula="of:=[.$B$15]*1" office:value-type="float" office:value="0.907751106089054" calcext:value-type="float">
            <text:p>0.91</text:p>
          </table:table-cell>
          <table:table-cell table:style-name="ce5" table:formula="of:=[.B16]/25.4" office:value-type="float" office:value="0.0357382325231911" calcext:value-type="float">
            <text:p>0.036</text:p>
          </table:table-cell>
          <table:table-cell office:value-type="string" calcext:value-type="string">
            <text:p>0.016 inches for 1100 MHz</text:p>
          </table:table-cell>
        </table:table-row>
        <table:table-row table:style-name="ro1">
          <table:table-cell office:value-type="string" calcext:value-type="string">
            <text:p>2 deg [mm]</text:p>
          </table:table-cell>
          <table:table-cell table:formula="of:=[.$B$15]*2" office:value-type="float" office:value="1.81550221217811" calcext:value-type="float">
            <text:p>1.82</text:p>
          </table:table-cell>
          <table:table-cell table:style-name="ce5" table:formula="of:=[.B17]/25.4" office:value-type="float" office:value="0.0714764650463822" calcext:value-type="float">
            <text:p>0.071</text:p>
          </table:table-cell>
          <table:table-cell office:value-type="string" calcext:value-type="string">
            <text:p>0.032inches for 1100 MHz</text:p>
          </table:table-cell>
        </table:table-row>
        <table:table-row table:style-name="ro1">
          <table:table-cell office:value-type="string" calcext:value-type="string">
            <text:p>5 deg [mm]</text:p>
          </table:table-cell>
          <table:table-cell table:formula="of:=[.$B$15]*5" office:value-type="float" office:value="4.53875553044527" calcext:value-type="float">
            <text:p>4.54</text:p>
          </table:table-cell>
          <table:table-cell table:style-name="ce5" table:formula="of:=[.B18]/25.4" office:value-type="float" office:value="0.178691162615956" calcext:value-type="float">
            <text:p>0.179</text:p>
          </table:table-cell>
          <table:table-cell office:value-type="string" calcext:value-type="string">
            <text:p>0.081 inches for 1100 MHz</text:p>
          </table:table-cell>
        </table:table-row>
        <table:table-row table:style-name="ro1">
          <table:table-cell office:value-type="string" calcext:value-type="string">
            <text:p>10 deg [mm]</text:p>
          </table:table-cell>
          <table:table-cell table:formula="of:=[.$B$15]*10" office:value-type="float" office:value="9.07751106089054" calcext:value-type="float">
            <text:p>9.08</text:p>
          </table:table-cell>
          <table:table-cell table:style-name="ce5" table:formula="of:=[.B19]/25.4" office:value-type="float" office:value="0.357382325231911" calcext:value-type="float">
            <text:p>0.357</text:p>
          </table:table-cell>
          <table:table-cell/>
        </table:table-row>
        <table:table-row table:style-name="ro1">
          <table:table-cell office:value-type="string" calcext:value-type="string">
            <text:p>45 deg [mm]</text:p>
          </table:table-cell>
          <table:table-cell table:formula="of:=[.$B$15]*45" office:value-type="float" office:value="40.8487997740074" calcext:value-type="float">
            <text:p>40.85</text:p>
          </table:table-cell>
          <table:table-cell table:style-name="ce5" table:formula="of:=[.B20]/25.4" office:value-type="float" office:value="1.6082204635436" calcext:value-type="float">
            <text:p>1.608</text:p>
          </table:table-cell>
          <table:table-cell/>
        </table:table-row>
        <table:table-row table:style-name="ro1">
          <table:table-cell office:value-type="string" calcext:value-type="string">
            <text:p>90 deg [mm]</text:p>
          </table:table-cell>
          <table:table-cell table:formula="of:=[.$B$15]*90" office:value-type="float" office:value="81.6975995480149" calcext:value-type="float">
            <text:p>81.70</text:p>
          </table:table-cell>
          <table:table-cell table:style-name="ce5" table:formula="of:=[.B21]/25.4" office:value-type="float" office:value="3.2164409270872" calcext:value-type="float">
            <text:p>3.216</text:p>
          </table:table-cell>
          <table:table-cell office:value-type="string" calcext:value-type="string">
            <text:p>3.418 inches for 470 MHz</text:p>
          </table:table-cell>
        </table:table-row>
        <table:table-row table:style-name="ro1">
          <table:table-cell office:value-type="string" calcext:value-type="string">
            <text:p>180 deg [mm]</text:p>
          </table:table-cell>
          <table:table-cell table:formula="of:=[.$B$15]*180" office:value-type="float" office:value="163.39519909603" calcext:value-type="float">
            <text:p>163.40</text:p>
          </table:table-cell>
          <table:table-cell table:style-name="ce5" table:formula="of:=[.B22]/25.4" office:value-type="float" office:value="6.4328818541744" calcext:value-type="float">
            <text:p>6.433</text:p>
          </table:table-cell>
          <table:table-cell/>
        </table:table-row>
        <table:table-row table:style-name="ro1">
          <table:table-cell office:value-type="string" calcext:value-type="string">
            <text:p>360 deg [mm]</text:p>
          </table:table-cell>
          <table:table-cell table:formula="of:=[.$B$15]*360" office:value-type="float" office:value="326.790398192059" calcext:value-type="float">
            <text:p>326.79</text:p>
          </table:table-cell>
          <table:table-cell table:style-name="ce5" table:formula="of:=[.B23]/25.4" office:value-type="float" office:value="12.8657637083488" calcext:value-type="float">
            <text:p>12.8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38">
      <number:scientific-number number:decimal-places="0" loext:min-decimal-places="0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7:29:00.386970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2:29:49.149462053</meta:creation-date>
    <dc:date>2020-07-20T23:48:54.516503216</dc:date>
    <meta:editing-duration>P2DT1H20M33S</meta:editing-duration>
    <meta:editing-cycles>55</meta:editing-cycles>
    <meta:generator>LibreOffice/6.0.7.3$Linux_X86_64 LibreOffice_project/00m0$Build-3</meta:generator>
    <meta:document-statistic meta:table-count="1" meta:cell-count="65" meta:object-count="0"/>
  </office:meta>
</office:document-meta>
</file>